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eff4" officeooo:paragraph-rsid="0003eff4"/>
    </style:style>
    <style:style style:name="P2" style:family="paragraph" style:parent-style-name="Standard">
      <style:text-properties officeooo:rsid="0005e645" officeooo:paragraph-rsid="0005e645"/>
    </style:style>
    <style:style style:name="P3" style:family="paragraph" style:parent-style-name="Standard">
      <style:text-properties style:text-underline-style="none" officeooo:rsid="0005e645" officeooo:paragraph-rsid="0005e645"/>
    </style:style>
    <style:style style:name="P4" style:family="paragraph" style:parent-style-name="Standard">
      <style:text-properties style:text-underline-style="none" officeooo:rsid="0005e645" officeooo:paragraph-rsid="000bac11"/>
    </style:style>
    <style:style style:name="P5" style:family="paragraph" style:parent-style-name="Standard">
      <style:text-properties style:text-underline-style="none" officeooo:rsid="000bac11" officeooo:paragraph-rsid="000bac11"/>
    </style:style>
    <style:style style:name="P6" style:family="paragraph" style:parent-style-name="Standard">
      <style:text-properties style:text-line-through-style="none" style:text-line-through-type="none" style:text-underline-style="none" officeooo:rsid="000c39cb" officeooo:paragraph-rsid="000c39cb"/>
    </style:style>
    <style:style style:name="P7" style:family="paragraph" style:parent-style-name="Standard">
      <style:text-properties style:text-line-through-style="none" style:text-line-through-type="none" style:text-underline-style="none" officeooo:rsid="000f1351" officeooo:paragraph-rsid="000f1351"/>
    </style:style>
    <style:style style:name="P8" style:family="paragraph" style:parent-style-name="Standard">
      <style:text-properties style:text-line-through-style="none" style:text-line-through-type="none" style:text-underline-style="none" officeooo:rsid="000f88d4" officeooo:paragraph-rsid="000f88d4"/>
    </style:style>
    <style:style style:name="P9" style:family="paragraph" style:parent-style-name="Standard">
      <style:text-properties style:text-line-through-style="none" style:text-line-through-type="none" style:text-underline-style="none" officeooo:rsid="00113f8c" officeooo:paragraph-rsid="00113f8c"/>
    </style:style>
    <style:style style:name="P10" style:family="paragraph" style:parent-style-name="Standard">
      <style:text-properties style:text-line-through-style="none" style:text-line-through-type="none" style:text-underline-style="none" officeooo:rsid="00113f8c" officeooo:paragraph-rsid="00113f8c"/>
    </style:style>
    <style:style style:name="P11" style:family="paragraph" style:parent-style-name="Standard">
      <style:text-properties style:text-line-through-style="none" style:text-line-through-type="none" style:text-underline-style="none" officeooo:rsid="001299e2" officeooo:paragraph-rsid="001299e2"/>
    </style:style>
    <style:style style:name="P12" style:family="paragraph" style:parent-style-name="Standard">
      <style:text-properties style:text-line-through-style="none" style:text-line-through-type="none" style:text-underline-style="none" officeooo:rsid="00144c99" officeooo:paragraph-rsid="00144c99"/>
    </style:style>
    <style:style style:name="P13" style:family="paragraph" style:parent-style-name="Standard">
      <style:text-properties style:text-line-through-style="none" style:text-line-through-type="none" style:text-underline-style="none" officeooo:rsid="00145f1c" officeooo:paragraph-rsid="00145f1c"/>
    </style:style>
    <style:style style:name="T1" style:family="text">
      <style:text-properties officeooo:rsid="00074581"/>
    </style:style>
    <style:style style:name="T2" style:family="text">
      <style:text-properties officeooo:rsid="0007a7f3"/>
    </style:style>
    <style:style style:name="T3" style:family="text">
      <style:text-properties officeooo:rsid="00090394"/>
    </style:style>
    <style:style style:name="T4" style:family="text">
      <style:text-properties officeooo:rsid="000b84ca"/>
    </style:style>
    <style:style style:name="T5" style:family="text">
      <style:text-properties officeooo:rsid="000bac11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officeooo:rsid="000d16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os fuertemente acoplados: Dependen mucho entre ellos, cambios en unos afectan otros. (pej: muchas variables globales ).</text:p>
      <text:p text:style-name="P1"/>
      <text:p text:style-name="P2">Ruby: </text:p>
      <text:p text:style-name="P2">- Interpretado, no tipado.</text:p>
      <text:p text:style-name="P2">- <text:span text:style-name="T1">Un arroba variable de instancia, dos variable de clase.</text:span></text:p>
      <text:p text:style-name="P2">- <text:span text:style-name="T2">Convenciòn: snake_case</text:span></text:p>
      <text:p text:style-name="P2">- <text:span text:style-name="T3">to_s nunca imprime nada (nunca devuelve con puts)</text:span></text:p>
      <text:p text:style-name="P2">- <text:span text:style-name="T3">puts recibe una instancia e invoca siempre al metodo to_s de la instancia. Si no lo definimos en la clase ya hay un to_s implementado en la clase Object, la cual hereda nuestra clase.</text:span></text:p>
      <text:p text:style-name="P2">- <text:span text:style-name="T3">Cuando hago integer.to_s llamo al metodo to_s de la clase entero.</text:span></text:p>
      <text:p text:style-name="P3">- <text:span text:style-name="T4">nil es la instancia de la una clase que no tiene nada</text:span></text:p>
      <text:p text:style-name="P4">- <text:span text:style-name="T5">En la invocacion de metodos, los puntos y los espacios son opcionales, por eso es que funcionan de la forma tradicional las operaciones aritmeticas (en realidad son metodos)</text:span></text:p>
      <text:p text:style-name="P5">.</text:p>
      <text:p text:style-name="P3">- <text:span text:style-name="T5">Metodos de clase: Cuando no se resuelve en base a ninguna propiedad de la instancia.</text:span></text:p>
      <text:p text:style-name="P3"/>
      <text:p text:style-name="P6">- <text:s text:c="2"/>Self.class.defaultMake</text:p>
      <text:p text:style-name="P6">en una instancia, self hace referencia a la propia instancia, “Class” es para hacer referencia al <text:span text:style-name="T6">metodo de clase </text:span>default make.</text:p>
      <text:p text:style-name="P6"/>
      <text:p text:style-name="P6">- <text:span text:style-name="T7">Instance_of? True si es exactamente esa misma clase</text:span></text:p>
      <text:p text:style-name="P6">- <text:span text:style-name="T7">Is_a? True si es esa clase o una clase que extiende de ella</text:span></text:p>
      <text:p text:style-name="P6"/>
      <text:p text:style-name="P7">15/08</text:p>
      <text:p text:style-name="P7"/>
      <text:p text:style-name="P7">operador “spaceship”</text:p>
      <text:p text:style-name="P7">100 &lt;=&gt; 150 <text:s/>// → -1 ( el primero viene antes que el segundo, en una relacion de orden ).</text:p>
      <text:p text:style-name="P7"/>
      <text:p text:style-name="P7">convencion:</text:p>
      <text:p text:style-name="P7">- ? al final de un metodo indica que devuelve true o false</text:p>
      <text:p text:style-name="P7">- ! al final de un metodo indica que modifica la instancia que lo llama</text:p>
      <text:p text:style-name="P7"/>
      <text:p text:style-name="P8">private: puedo acceder solo a los métodos de la instancia.</text:p>
      <text:p text:style-name="P8"/>
      <text:p text:style-name="P9">== ) se sobrescribe para comparar si el contenido es igual.</text:p>
      <text:p text:style-name="P9">Equals? ) Pregunta si son la misma instancia, no se sobreescribe.</text:p>
      <text:p text:style-name="P9"/>
      <text:p text:style-name="P11">Para solucionar lo de herencia multiple se puede usar include de dos modulos distintos.</text:p>
      <text:p text:style-name="P11"/>
      <text:p text:style-name="P11">Mejor usar comillas simples en un literal</text:p>
      <text:p text:style-name="P11"/>
      <text:p text:style-name="P12">en strings: asignacion hace que apunten a la misma zona de memoria, clone crea una copia de la string</text:p>
      <text:p text:style-name="P12"/>
      <text:p text:style-name="P13">varios puntos encadenados (de metodos ): <text:s/>precedencia de derecha a izquierda.</text:p>
      <text:p text:style-name="P13"/>
      <text:p text:style-name="P13"><text:tab/>L-l-l-l-l-l-l-l-l-l-l-l-l-l-l-l-l-l-l-l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none" fo:country="none" style:font-name-asian="Tahoma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Linux_X86_64 LibreOffice_project/00m0$Build-1</meta:generator>
    <meta:editing-cycles>6</meta:editing-cycles>
    <meta:creation-date>2008-08-22T11:41:04</meta:creation-date>
    <dc:date>2018-08-29T16:47:03.878448151</dc:date>
    <meta:editing-duration>PT4H47M44S</meta:editing-duration>
    <meta:document-statistic meta:table-count="0" meta:image-count="0" meta:object-count="0" meta:page-count="1" meta:paragraph-count="30" meta:word-count="332" meta:character-count="1906" meta:non-whitespace-character-count="1598"/>
  </office:meta>
</office:document-meta>
</file>